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d57" officeooo:paragraph-rsid="000a1d57"/>
    </style:style>
    <style:style style:name="P2" style:family="paragraph" style:parent-style-name="Standard">
      <style:paragraph-properties fo:text-align="center" style:justify-single-word="false"/>
      <style:text-properties officeooo:rsid="000a1d57" officeooo:paragraph-rsid="000a1d57"/>
    </style:style>
    <style:style style:name="P3" style:family="paragraph" style:parent-style-name="Standard">
      <style:paragraph-properties fo:text-align="start" style:justify-single-word="false"/>
      <style:text-properties officeooo:rsid="000a1d57" officeooo:paragraph-rsid="000a1d57"/>
    </style:style>
    <style:style style:name="P4" style:family="paragraph" style:parent-style-name="Standard">
      <style:paragraph-properties fo:text-align="start" style:justify-single-word="false"/>
      <style:text-properties officeooo:rsid="000cea43" officeooo:paragraph-rsid="000cea43"/>
    </style:style>
    <style:style style:name="P5" style:family="paragraph" style:parent-style-name="Standard">
      <style:paragraph-properties fo:text-align="start" style:justify-single-word="false"/>
      <style:text-properties officeooo:rsid="000cea43" officeooo:paragraph-rsid="000d246c"/>
    </style:style>
    <style:style style:name="P6" style:family="paragraph" style:parent-style-name="Standard">
      <style:paragraph-properties fo:text-align="start" style:justify-single-word="false"/>
      <style:text-properties officeooo:rsid="000cea43" officeooo:paragraph-rsid="0018a2f4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96ca" officeooo:paragraph-rsid="000d246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a462" officeooo:paragraph-rsid="000d246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0d24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1467c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dacc" officeooo:paragraph-rsid="000d246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944c1" officeooo:paragraph-rsid="001467c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175c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c452c" officeooo:paragraph-rsid="00175c17" style:font-weight-asian="normal" style:font-weight-complex="normal"/>
    </style:style>
    <style:style style:name="T1" style:family="text">
      <style:text-properties officeooo:rsid="000b5907"/>
    </style:style>
    <style:style style:name="T2" style:family="text">
      <style:text-properties officeooo:rsid="000d246c"/>
    </style:style>
    <style:style style:name="T3" style:family="text">
      <style:text-properties style:text-underline-style="none" fo:font-weight="normal" officeooo:rsid="002096ca" style:font-weight-asian="normal" style:font-weight-complex="normal"/>
    </style:style>
    <style:style style:name="T4" style:family="text">
      <style:text-properties style:text-underline-style="none" fo:font-weight="normal" officeooo:rsid="0022f700" style:font-weight-asian="normal" style:font-weight-complex="normal"/>
    </style:style>
    <style:style style:name="T5" style:family="text">
      <style:text-properties officeooo:rsid="000f1957"/>
    </style:style>
    <style:style style:name="T6" style:family="text">
      <style:text-properties officeooo:rsid="00127fd4"/>
    </style:style>
    <style:style style:name="T7" style:family="text">
      <style:text-properties style:text-line-through-style="none" style:text-line-through-type="none" officeooo:rsid="003944c1"/>
    </style:style>
    <style:style style:name="T8" style:family="text">
      <style:text-properties style:text-line-through-style="none" style:text-line-through-type="none" officeooo:rsid="001467ca"/>
    </style:style>
    <style:style style:name="T9" style:family="text">
      <style:text-properties style:text-line-through-style="none" style:text-line-through-type="none" officeooo:rsid="0015c333"/>
    </style:style>
    <style:style style:name="T10" style:family="text">
      <style:text-properties officeooo:rsid="001467ca"/>
    </style:style>
    <style:style style:name="T11" style:family="text">
      <style:text-properties officeooo:rsid="00175c17"/>
    </style:style>
    <style:style style:name="T12" style:family="text">
      <style:text-properties officeooo:rsid="003c452c"/>
    </style:style>
    <style:style style:name="T13" style:family="text">
      <style:text-properties officeooo:rsid="0018a2f4"/>
    </style:style>
    <style:style style:name="T14" style:family="text">
      <style:text-properties officeooo:rsid="001a0d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dovic Lang</text:p>
      <text:p text:style-name="P1">Moissonnier Shane</text:p>
      <text:p text:style-name="P1">No<text:span text:style-name="T1">el-l</text:span>ardin Thomas</text:p>
      <text:p text:style-name="P1">Martinez Anthony </text:p>
      <text:p text:style-name="P1"/>
      <text:p text:style-name="P1"/>
      <text:p text:style-name="P1"/>
      <text:p text:style-name="P2">Compte-rendu séance 3 :</text:p>
      <text:p text:style-name="P2"/>
      <text:p text:style-name="P2"/>
      <text:p text:style-name="P3"/>
      <text:p text:style-name="P6"><text:tab/><text:span text:style-name="T13">Rappel séance 2 :</text:span></text:p>
      <text:p text:style-name="P6"><text:tab/><text:tab/></text:p>
      <text:p text:style-name="P6"><text:tab/>Depuis le début du projet nous avons commencé à enlever <text:span text:style-name="T2">des bugs au programme et nous avons rendu le code modulaire.</text:span></text:p>
      <text:p text:style-name="P4"/>
      <text:p text:style-name="P4"><text:tab/><text:span text:style-name="T2">Voici une liste des bugs que nous avons corrigé :</text:span></text:p>
      <text:p text:style-name="P5"><text:tab/><text:tab/>- <text:span text:style-name="T3">warning : implicit declaration of function ‘setCharnum’</text:span></text:p>
      <text:p text:style-name="P7"><text:tab/><text:tab/>- warning : conflicting types for ‘setCharnum ‘</text:p>
      <text:p text:style-name="P7"><text:tab/><text:tab/>- In function ‘compareWord’:</text:p>
      <text:p text:style-name="P8"><text:tab/> <text:s/><text:tab/><text:tab/>warning : unused variable ‘j’</text:p>
      <text:p text:style-name="P8"><text:tab/><text:tab/><text:tab/>int i, j = 0;</text:p>
      <text:p text:style-name="P11"><text:span text:style-name="T4"><text:tab/><text:tab/>- In function ‘getSizeMaillon’:</text:span></text:p>
      <text:p text:style-name="P9"><text:tab/><text:tab/><text:tab/>dico.c:175:1: warning: control reaches end of non-void function</text:p>
      <text:p text:style-name="P9"><text:tab/><text:tab/>- <text:span text:style-name="T5">On a aussi obtenu une erreur de segmentation lors de la première exécution que nous avons réglé en contrôlant l’ouverture des fichiers.</text:span></text:p>
      <text:p text:style-name="P9"/>
      <text:p text:style-name="P9"><text:tab/><text:span text:style-name="T6">Par la suite nous avons changé la fonction main pour qu’elle puisse prendre en argument le fichier que l’on souhaite trier dans le dictionnaire :</text:span></text:p>
      <text:p text:style-name="P10"><text:tab/><text:span text:style-name="T7">int main(int argc, char* argv[]) </text:span><text:span text:style-name="T8">{</text:span></text:p>
      <text:p text:style-name="P10"><text:span text:style-name="T8"><text:tab/><text:tab/></text:span><text:span text:style-name="T7">if (argc &lt; 2){ //</text:span><text:span text:style-name="T9">On contrôle qu’on ai le bon nombre d’argument</text:span></text:p>
      <text:p text:style-name="P12"><text:s text:c="8"/><text:tab/><text:tab/><text:tab/>printf("Vous avez oublié le nom du fichier d'entrée : \n\t./%s &lt;NOM_FICHIER&gt;\n", argv[0]);</text:p>
      <text:p text:style-name="P12"><text:s text:c="8"/><text:tab/><text:tab/><text:tab/>exit(0);</text:p>
      <text:p text:style-name="P12"><text:span text:style-name="T10"><text:s text:c="2"/><text:tab/><text:tab/>}</text:span></text:p>
      <text:p text:style-name="P12"><text:span text:style-name="T10"><text:tab/><text:tab/>...</text:span></text:p>
      <text:p text:style-name="P10"><text:span text:style-name="T8"/></text:p>
      <text:p text:style-name="P10"><text:span text:style-name="T8"><text:tab/>}</text:span></text:p>
      <text:p text:style-name="P9"><text:tab/></text:p>
      <text:p text:style-name="P9"><text:tab/><text:span text:style-name="T11">Et pour finir la séance 2 nous avons organisé notre projet. Voici la modularité que nous avons choisit :</text:span></text:p>
      <text:p text:style-name="P13"><text:tab/>main.c : contenant juste la fonction main</text:p>
      <text:p text:style-name="P14"><text:tab/>Et voici les différents fichier avec ce qu’ils contiennent :</text:p>
      <text:p text:style-name="P13"><text:tab/><text:tab/>- <text:span text:style-name="T12">charFunc.c : avec toutes les fonctions sur les caractères</text:span></text:p>
      <text:p text:style-name="P13"><text:tab/><text:tab/>- <text:span text:style-name="T12">conversion.c : avec toutes les fonctions de conversion</text:span></text:p>
      <text:p text:style-name="P13"><text:tab/><text:tab/>- <text:span text:style-name="T12">dataStruct.h : un fichier contenant les différentes structures</text:span></text:p>
      <text:p text:style-name="P13"><text:tab/><text:tab/>- <text:span text:style-name="T12">dico.c : avec les fonctions sur le dictionnaire</text:span></text:p>
      <text:p text:style-name="P13"><text:tab/><text:tab/>- <text:span text:style-name="T12">globals.h : contenant toutes les variables globales</text:span></text:p>
      <text:p text:style-name="P13"><text:tab/><text:tab/>- <text:span text:style-name="T12">macro.h : contenant tous les macros</text:span></text:p>
      <text:p text:style-name="P13"><text:tab/><text:tab/>- <text:span text:style-name="T12">maillon.c : contient les fonctions sur les maillons</text:span></text:p>
      <text:p text:style-name="P13"><text:tab/><text:tab/>- <text:span text:style-name="T12">wordFunc.c : contient les fonctions sur les mots</text:span></text:p>
      <text:p text:style-name="P13"/>
      <text:p text:style-name="P13"><text:soft-page-break/></text:p>
      <text:p text:style-name="P13"><text:tab/><text:span text:style-name="T14">Le but de la séance 3 était de créer des dossiers pour avoir une meilleure organisation dans notre projet, et aussi de créer une bibliothèque contenant les fonctions que nous allons réutiliser.</text:span></text:p>
      <text:p text:style-name="P13"/>
      <text:p text:style-name="P13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2:14:29.662395657</meta:creation-date>
    <dc:date>2020-02-05T12:45:55.525965983</dc:date>
    <meta:editing-duration>PT20M10S</meta:editing-duration>
    <meta:editing-cycles>15</meta:editing-cycles>
    <meta:generator>LibreOffice/6.3.4.2$Linux_X86_64 LibreOffice_project/30$Build-2</meta:generator>
    <meta:document-statistic meta:table-count="0" meta:image-count="0" meta:object-count="0" meta:page-count="2" meta:paragraph-count="39" meta:word-count="309" meta:character-count="1918" meta:non-whitespace-character-count="1563"/>
  </office:meta>
</office:document-meta>
</file>